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Servic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ildWithSameParentFieldInjectionTest.child_field_is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stem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WithSameParentFieldInjectionTest.parent_field_is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